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7cm" table:align="left"/>
    </style:style>
    <style:style style:name="Table1.A" style:family="table-column">
      <style:table-column-properties style:column-width="16.997cm"/>
    </style:style>
    <style:style style:name="Table1.A1" style:family="table-cell">
      <style:table-cell-properties style:vertical-align="middle" fo:padding="0.176cm" fo:border="1pt solid #000000"/>
    </style:style>
    <style:style style:name="Table2" style:family="table">
      <style:table-properties style:width="16.997cm" table:align="left"/>
    </style:style>
    <style:style style:name="Table2.A" style:family="table-column">
      <style:table-column-properties style:column-width="16.997cm"/>
    </style:style>
    <style:style style:name="Table2.A1" style:family="table-cell">
      <style:table-cell-properties style:vertical-align="middle" fo:padding="0.176cm" fo:border="1pt solid #000000"/>
    </style:style>
    <style:style style:name="Table3" style:family="table">
      <style:table-properties style:width="16.997cm" table:align="left"/>
    </style:style>
    <style:style style:name="Table3.A" style:family="table-column">
      <style:table-column-properties style:column-width="16.997cm"/>
    </style:style>
    <style:style style:name="Table3.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cm" fo:margin-bottom="0cm" style:contextual-spacing="false" fo:line-height="138%" fo:text-align="center" style:justify-single-word="false" style:writing-mode="lr-tb"/>
    </style:style>
    <style:style style:name="P4" style:family="paragraph" style:parent-style-name="Table_20_Contents">
      <style:paragraph-properties fo:margin-top="0cm" fo:margin-bottom="0cm" style:contextual-spacing="false" fo:line-height="120%" fo:text-align="justify" style:justify-single-word="false" style:writing-mode="lr-tb"/>
    </style:style>
    <style:style style:name="P5" style:family="paragraph" style:parent-style-name="Table_20_Contents">
      <style:paragraph-properties fo:margin-top="0cm" fo:margin-bottom="0cm" style:contextual-spacing="false" fo:line-height="138%" fo:text-align="justify" style:justify-single-word="false" style:writing-mode="lr-tb"/>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1" style:master-page-name="">
      <style:paragraph-properties fo:margin-left="1.199cm" fo:margin-right="0cm" fo:margin-top="0cm" fo:margin-bottom="0cm" style:contextual-spacing="false" fo:line-height="138%" fo:text-align="justify" style:justify-single-word="false" fo:text-indent="-0.6cm" style:auto-text-indent="false" style:page-number="auto" style:writing-mode="lr-tb">
        <style:tab-stops/>
      </style:paragraph-properties>
      <style:text-properties officeooo:paragraph-rsid="001f274f"/>
    </style:style>
    <style:style style:name="P8" style:family="paragraph" style:parent-style-name="Text_20_body" style:list-style-name="L2">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22fa76"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24be3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2fa76"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style-asian="normal" style:font-weight-asian="bold" style:font-size-complex="14pt" style:font-style-complex="normal"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Proyecto </text:span><text:span text:style-name="T7">3</text:span><text:span text:style-name="T6">.</text:span><text:span text:style-name="T7">1</text:span><text:span text:style-name="T6">.</text:span><text:span text:style-name="T8">3</text:span><text:span text:style-name="T6">.</text:span><text:span text:style-name="T8">1.</text:span><text:span text:style-name="T6"> </text:span><text:bookmark text:name="docs-internal-guid-b588ec7f-f7c7-b4e3-bc31-73418e86d142"/><text:span text:style-name="T9">Dos cuadrados, pero más fáciles</text:span><text:span text:style-name="T6"> </text:span></text:p>
      <text:list xml:id="list3835661987051178843" text:style-name="L1">
        <text:list-item>
          <text:p text:style-name="P7"><text:bookmark text:name="docs-internal-guid-b588ec7f-f7c1-6c1a-97bf-b7f4faa66827"/><text:span text:style-name="T2">La idea es que de nuevo dibujes dos cuadrados rojos, como en la actividad “</text:span><text:span text:style-name="T5">Programo el cuadrado, programo el cuadrado”</text:span><text:span text:style-name="T2">, pero en esta ocasión te pedimos que encuentres una forma de definir tus propios comandos; en el proyecto vas a encontrar una ayuda. </text:span><text:span text:style-name="T3">Indagá</text:span><text:span text:style-name="T2"> cómo completar las partes que ya vienen empezadas, y cómo usarlas. El tablero final es igual que el que pedía la actividad mencionada.<text:tab/><text:line-break/></text:span><text:span text:style-name="T4">Al terminar con esta parte, fijate que hay una segunda parte...</text:span></text:p>
        </text:list-item>
      </text:list>
      <text:p text:style-name="P1"><draw:frame draw:style-name="fr1" draw:name="Image1" text:anchor-type="as-char" svg:width="3.157cm" svg:height="3.281cm" draw:z-index="0"><draw:image xlink:href="https://lh5.googleusercontent.com/DGwxzaEagFYrPWE5vDqsPA1iOfl3IboGJ7Kyp16ipQLn41HEBbCSAc519Omp2vRtOYMP_wxn9JWqVU40pbXv_4BDbuO5vDWA_yKfrwI-bc5Jn3kfL32qIIULVwc6JfjwTGaBBO97" xlink:type="simple" xlink:show="embed" xlink:actuate="onLoad"/><svg:title>ProgramoElCuadrado(BIS)-1.png</svg:title></draw:frame></text:p>
      <text:p text:style-name="P3"/>
      <table:table table:name="Table1" table:style-name="Table1">
        <table:table-column table:style-name="Table1.A"/>
        <table:table-row>
          <table:table-cell table:style-name="Table1.A1" office:value-type="string">
            <text:p text:style-name="P4"><text:span text:style-name="T1">Pastilla: </text:span><text:span text:style-name="T2">El dato</text:span></text:p>
            <text:p text:style-name="P5"><text:span text:style-name="T2">El </text:span><text:span text:style-name="T1">programa principal </text:span><text:span text:style-name="T2">es la parte del código que la máquina busca para empezar a ejecutar. Un programa siempre está formado por muchos </text:span><text:span text:style-name="T1">procedimientos </text:span><text:span text:style-name="T2">y un programa principal. </text:span></text:p>
          </table:table-cell>
        </table:table-row>
      </table:table>
      <text:p text:style-name="P6"/>
      <table:table table:name="Table2" table:style-name="Table2">
        <table:table-column table:style-name="Table2.A"/>
        <table:table-row>
          <table:table-cell table:style-name="Table2.A1" office:value-type="string">
            <text:p text:style-name="P4"><text:span text:style-name="T1">Pastilla: </text:span><text:span text:style-name="T2">Recordatorio</text:span></text:p>
            <text:p text:style-name="P5"><text:span text:style-name="T2">Un </text:span><text:span text:style-name="T1">comando</text:span><text:span text:style-name="T10"> </text:span><text:span text:style-name="T2">es la descripción de una acción. Puede ser un comando primitivo o uno que haya sido definido mediante un procedimiento. Y puesto que los comandos describen acciones, cuando definimos un comando nuevo, elegimos como nombre algo que empieza con un verbo, al igual que los nombres de los comandos primitivos: dibujar, poner, mover, etcétera. </text:span></text:p>
          </table:table-cell>
        </table:table-row>
      </table:table>
      <text:list xml:id="list7016819299609731230" text:style-name="L2">
        <text:list-header>
          <text:p text:style-name="P8"/>
        </text:list-header>
        <text:list-item>
          <text:p text:style-name="P8"><text:bookmark text:name="docs-internal-guid-b588ec7f-f7c3-c794-7dda-838210748556"/>Después de guardar tu solución en la computadora, cambiá el programa para que dibuje cuatro cuadrados, como en la figura. La parte más complicada es la de mover el cabezal hasta donde hay que empezar a dibujar… ¡pero para dibujar el cuadrado ya tenés tu propio comando!</text:p>
        </text:list-item>
      </text:list>
      <text:p text:style-name="P1"><draw:frame draw:style-name="fr1" draw:name="Image2" text:anchor-type="as-char" svg:width="3.986cm" svg:height="4.128cm" draw:z-index="1"><draw:image xlink:href="https://lh5.googleusercontent.com/g7SvUJCxX2dtI6rtIUsM13R83EFkDJSRN_80E7JcX5O5uzeeBJCE5xycjnRkaFtFRnk-L9lDnzzBS7AFcLGY4NG-5XXPkVEh8ws09ZsKFItaA0hJG4e_UxKzFyXVvL008YqqEUQ0" xlink:type="simple" xlink:show="embed" xlink:actuate="onLoad"/><svg:title>CuatroCuadrados.png</svg:title></draw:frame></text:p>
      <text:p text:style-name="P3"/>
      <table:table table:name="Table3" table:style-name="Table3">
        <table:table-column table:style-name="Table3.A"/>
        <table:table-row>
          <table:table-cell table:style-name="Table3.A1" office:value-type="string">
            <text:p text:style-name="P4"><text:span text:style-name="T1">Pastilla: </text:span><text:span text:style-name="T2">Reutilizar es la clave</text:span></text:p>
            <text:p text:style-name="P5"><text:span text:style-name="T1">Reutilizar </text:span><text:span text:style-name="T2">es aprovechar un programa o procedimiento ya hecho para no tener que hacerlo todo de nuevo, y solamente hacerle pequeñas modificaciones para ajustarlo al nuevo problema</text:span></text:p>
          </table:table-cell>
        </table:table-row>
      </table:table>
      <text:list xml:id="list211935969185127" text:continue-numbering="true" text:style-name="L2">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18T21:19:35.901000000</dc:date>
    <meta:editing-duration>PT14M45S</meta:editing-duration>
    <meta:editing-cycles>19</meta:editing-cycles>
    <meta:generator>LibreOffice/4.2.5.2$Windows_x86 LibreOffice_project/6ff819b65674ae6c83f3cbab9e4a4c2b292a7a94</meta:generator>
    <meta:document-statistic meta:table-count="3" meta:image-count="2" meta:object-count="0" meta:page-count="1" meta:paragraph-count="11" meta:word-count="255" meta:character-count="1556" meta:non-whitespace-character-count="1308"/>
  </office:meta>
</office:document-meta>
</file>